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075cm" style:rel-column-width="2310*"/>
    </style:style>
    <style:style style:name="Table1.B" style:family="table-column">
      <style:table-column-properties style:column-width="14.926cm" style:rel-column-width="846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text-properties style:font-name="Times New Roman" fo:language="ru" fo:country="RU"/>
    </style:style>
    <style:style style:name="P7" style:family="paragraph" style:parent-style-name="Text_20_body" style:list-style-name="L1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8" style:family="paragraph" style:parent-style-name="Text_20_body" style:list-style-name="L2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P9" style:family="paragraph" style:parent-style-name="Text_20_body" style:list-style-name="L2"/>
    <style:style style:name="P10" style:family="paragraph" style:parent-style-name="Text_20_body" style:list-style-name="L1">
      <style:text-properties fo:language="ru" fo:country="RU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font-style="normal" fo:font-weight="bold" style:font-name-asian="Times New Roman1" style:font-style-asian="normal" style:font-weight-asian="bold" style:font-name-complex="Times New Roman1" style:font-style-complex="normal" style:font-weight-complex="bold"/>
    </style:style>
    <style:style style:name="T3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0268.png" xlink:type="simple" xlink:show="embed" xlink:actuate="onLoad"/></draw:frame></text:p>
          </table:table-cell>
          <table:table-cell table:style-name="Table1.B1" office:value-type="string">
            <text:h text:style-name="P4" text:outline-level="1">МНК-аппроксимац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6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3.521cm" svg:height="1.769cm" draw:z-index="1"><draw:image xlink:href="../images/0268s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">Блок предназначен для аппроксимации таблично заданных функций методом наименьших квадратов (МНК). Блок имеет три векторных входа и два векторных выхода. На первый вход поступает массив значений аргументов таблично заданных функций размерностью</text:span><text:span text:style-name="T1"><draw:frame draw:style-name="fr3" draw:name="Объект1" text:anchor-type="as-char" svg:width="1.085cm" svg:height="0.621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. На второй вход поступает массив значений таблично заданных функций размерностью</text:span><text:span text:style-name="T1"><draw:frame draw:style-name="fr3" draw:name="Объект2" text:anchor-type="as-char" svg:width="2.383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(таким образом, может одновременно проводится аппроксимация нескольких функций, заданных в одних и тех же точках по независимому аргументу). На третий вход поступает массив точек аргументов размерностью</text:span><text:span text:style-name="T1"><draw:frame draw:style-name="fr3" draw:name="Объект3" text:anchor-type="as-char" svg:width="1.078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, в которых необходимо вычислить значение аппроксимированных функций. Значение</text:span><text:span text:style-name="T1"><draw:frame draw:style-name="fr3" draw:name="Объект4" text:anchor-type="as-char" svg:width="1.078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определяется размерностью входного сигнала.</text:span></text:p>
            <text:p text:style-name="P5"><text:span text:style-name="T1">На первый выход блока поступают вычисленные после проведения аппроксимации значения функций в точках, заданных в третьем входном порте. Размер этого выхода равен</text:span><text:span text:style-name="T1"><draw:frame draw:style-name="fr3" draw:name="Объект5" text:anchor-type="as-char" svg:width="2.376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">.</text:span></text:p>
            <text:p text:style-name="P5"><text:span text:style-name="T1">На второй выход блока поступают значения коэффициентов аппроксимирующих полиномов (в порядке возрастания степеней). Размер этого выхода равен</text:span><text:span text:style-name="T1"><draw:frame draw:style-name="fr3" draw:name="Объект8" text:anchor-type="as-char" svg:width="3.5cm" svg:height="0.62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">.</text:span></text:p>
            <text:p text:style-name="P5"><text:span text:style-name="T2">Свойства</text:span><text:span text:style-name="T1">:</text:span></text:p>
            <text:list xml:id="list7401162728194499769" text:style-name="L1">
              <text:list-item>
                <text:p text:style-name="P7">Функция формы:</text:p>
              </text:list-item>
            </text:list>
            <text:list xml:id="list18503903852758200" text:style-name="L2">
              <text:list-item>
                <text:p text:style-name="P9"><text:span text:style-name="T3">Полином</text:span><text:span text:style-name="T3"><draw:frame draw:style-name="fr3" draw:name="Объект6" text:anchor-type="as-char" svg:width="5.232cm" svg:height="0.633cm" draw:z-index="8"><draw:object xlink:href="./Object 7" xlink:type="simple" xlink:show="embed" xlink:actuate="onLoad"/><draw:image xlink:href="./ObjectReplacements/Object 7" xlink:type="simple" xlink:show="embed" xlink:actuate="onLoad"/></draw:frame></text:span></text:p>
              </text:list-item>
              <text:list-item>
                <text:p text:style-name="P8"><draw:frame draw:style-name="fr3" draw:name="Объект7" text:anchor-type="as-char" svg:width="6.976cm" svg:height="0.564cm" draw:z-index="9"><draw:object xlink:href="./Object 8" xlink:type="simple" xlink:show="embed" xlink:actuate="onLoad"/><draw:image xlink:href="./ObjectReplacements/Object 8" xlink:type="simple" xlink:show="embed" xlink:actuate="onLoad"/></draw:frame></text:p>
              </text:list-item>
              <text:list-item>
                <text:p text:style-name="P8"><draw:frame draw:style-name="fr3" draw:name="Объект9" text:anchor-type="as-char" svg:width="6.669cm" svg:height="0.635cm" draw:z-index="10"><draw:object xlink:href="./Object 9" xlink:type="simple" xlink:show="embed" xlink:actuate="onLoad"/><draw:image xlink:href="./ObjectReplacements/Object 9" xlink:type="simple" xlink:show="embed" xlink:actuate="onLoad"/></draw:frame></text:p>
              </text:list-item>
            </text:list>
            <text:list xml:id="list32438395" text:continue-list="list7401162728194499769" text:style-name="L1">
              <text:list-item>
                <text:p text:style-name="P10"><text:span text:style-name="T1">Порядок аппроксимации –</text:span><text:span text:style-name="T1"><draw:frame draw:style-name="fr3" draw:name="Объект10" text:anchor-type="as-char" svg:width="1.439cm" svg:height="0.549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">.</text:span></text:p>
              </text:list-item>
              <text:list-item>
                <text:p text:style-name="P10"><text:span text:style-name="T1">Число точек аппроксимируемой функции –</text:span><text:span text:style-name="T1"><draw:frame draw:style-name="fr3" draw:name="Объект11" text:anchor-type="as-char" svg:width="1.085cm" svg:height="0.62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">.</text:span></text:p>
              </text:list-item>
              <text:list-item>
                <text:p text:style-name="P10"><text:span text:style-name="T1">Число функций –</text:span><text:span text:style-name="T1"><draw:frame draw:style-name="fr3" draw:name="Объект12" text:anchor-type="as-char" svg:width="1.087cm" svg:height="0.621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1">.</text:span>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НК-аппроксимация</dc:title>
    <dc:date>2014-12-01T12:28:52.25</dc:date>
    <meta:generator>OpenOffice/4.1.1$Win32 OpenOffice.org_project/411m6$Build-9775</meta:generator>
    <meta:editing-duration>PT5H39M40S</meta:editing-duration>
    <meta:editing-cycles>116</meta:editing-cycles>
    <meta:document-statistic meta:table-count="1" meta:image-count="2" meta:object-count="12" meta:page-count="2" meta:paragraph-count="17" meta:word-count="155" meta:character-count="1134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N</mi>
        <mi mathvariant="italic">pnt</mi>
      </msub>
    </mrow>
    <annotation encoding="StarMath 5.0">N_pnt</annotation>
  </semantics>
</math>
</file>

<file path=Object 10/content.xml><?xml version="1.0" encoding="utf-8"?>
<math xmlns="http://www.w3.org/1998/Math/MathML">
  <semantics>
    <mrow>
      <mi mathvariant="italic">Order</mi>
    </mrow>
    <annotation encoding="StarMath 5.0">Order</annotation>
  </semantics>
</math>
</file>

<file path=Object 11/content.xml><?xml version="1.0" encoding="utf-8"?>
<math xmlns="http://www.w3.org/1998/Math/MathML">
  <semantics>
    <mrow>
      <msub>
        <mi>N</mi>
        <mi mathvariant="italic">pnt</mi>
      </msub>
    </mrow>
    <annotation encoding="StarMath 5.0">N_pnt</annotation>
  </semantics>
</math>
</file>

<file path=Object 12/content.xml><?xml version="1.0" encoding="utf-8"?>
<math xmlns="http://www.w3.org/1998/Math/MathML">
  <semantics>
    <mrow>
      <msub>
        <mi>N</mi>
        <mi mathvariant="italic">fun</mi>
      </msub>
    </mrow>
    <annotation encoding="StarMath 5.0">N_fun</annotation>
  </semantics>
</math>
</file>

<file path=Object 2/content.xml><?xml version="1.0" encoding="utf-8"?>
<math xmlns="http://www.w3.org/1998/Math/MathML">
  <semantics>
    <mrow>
      <mrow>
        <msub>
          <mi>N</mi>
          <mi mathvariant="italic">pnt</mi>
        </msub>
        <mo stretchy="false">×</mo>
        <msub>
          <mi>N</mi>
          <mi mathvariant="italic">fun</mi>
        </msub>
      </mrow>
    </mrow>
    <annotation encoding="StarMath 5.0">N_pnt times N_fun</annotation>
  </semantics>
</math>
</file>

<file path=Object 3/content.xml><?xml version="1.0" encoding="utf-8"?>
<math xmlns="http://www.w3.org/1998/Math/MathML">
  <semantics>
    <mrow>
      <msub>
        <mi>N</mi>
        <mi mathvariant="italic">arg</mi>
      </msub>
    </mrow>
    <annotation encoding="StarMath 5.0">N_arg</annotation>
  </semantics>
</math>
</file>

<file path=Object 4/content.xml><?xml version="1.0" encoding="utf-8"?>
<math xmlns="http://www.w3.org/1998/Math/MathML">
  <semantics>
    <mrow>
      <msub>
        <mi>N</mi>
        <mi mathvariant="italic">arg</mi>
      </msub>
    </mrow>
    <annotation encoding="StarMath 5.0">N_arg</annotation>
  </semantics>
</math>
</file>

<file path=Object 5/content.xml><?xml version="1.0" encoding="utf-8"?>
<math xmlns="http://www.w3.org/1998/Math/MathML">
  <semantics>
    <mrow>
      <mrow>
        <msub>
          <mi>N</mi>
          <mi mathvariant="italic">arg</mi>
        </msub>
        <mo stretchy="false">×</mo>
        <msub>
          <mi>N</mi>
          <mi mathvariant="italic">fun</mi>
        </msub>
      </mrow>
    </mrow>
    <annotation encoding="StarMath 5.0">N_arg times N_fun</annotation>
  </semantics>
</math>
</file>

<file path=Object 6/content.xml><?xml version="1.0" encoding="utf-8"?>
<math xmlns="http://www.w3.org/1998/Math/MathML">
  <semantics>
    <mrow>
      <mrow>
        <mrow>
          <mo stretchy="false">(</mo>
          <mrow>
            <mrow>
              <mi mathvariant="italic">Order</mi>
              <mo stretchy="false">+</mo>
              <mn>1</mn>
            </mrow>
          </mrow>
          <mo stretchy="false">)</mo>
        </mrow>
        <mo stretchy="false">⋅</mo>
        <msub>
          <mi>N</mi>
          <mi mathvariant="italic">fun</mi>
        </msub>
      </mrow>
    </mrow>
    <annotation encoding="StarMath 5.0">(Order+1) cdot N_fun</annotation>
  </semantics>
</math>
</file>

<file path=Object 7/content.xml><?xml version="1.0" encoding="utf-8"?>
<math xmlns="http://www.w3.org/1998/Math/MathML">
  <semantics>
    <mrow>
      <mi>a</mi>
      <mrow>
        <mrow>
          <mo stretchy="false">[</mo>
          <mrow>
            <mi>m</mi>
          </mrow>
          <mo stretchy="false">]</mo>
        </mrow>
        <mo stretchy="false">⋅</mo>
        <msup>
          <mi>x</mi>
          <mi>m</mi>
        </msup>
      </mrow>
      <mi>,</mi>
      <mi/>
      <mrow>
        <mi>m</mi>
        <mo stretchy="false">=</mo>
        <mn>0</mn>
      </mrow>
      <mn>...</mn>
      <mi mathvariant="italic">Order.</mi>
    </mrow>
    <annotation encoding="StarMath 5.0">a[m] cdot x^m , ~m = 0 ... Order.</annotation>
  </semantics>
</math>
</file>

<file path=Object 8/content.xml><?xml version="1.0" encoding="utf-8"?>
<math xmlns="http://www.w3.org/1998/Math/MathML">
  <semantics>
    <mrow>
      <mi>a</mi>
      <mrow>
        <mrow>
          <mo stretchy="false">[</mo>
          <mrow>
            <mi>m</mi>
          </mrow>
          <mo stretchy="false">]</mo>
        </mrow>
        <mo stretchy="false">⋅</mo>
        <mi>sin</mi>
      </mrow>
      <mrow>
        <mo stretchy="false">(</mo>
        <mrow>
          <mrow>
            <mrow>
              <mi>m</mi>
              <mo stretchy="false">⋅</mo>
              <mo stretchy="false">π</mo>
            </mrow>
            <mo stretchy="false">⋅</mo>
            <mi>x</mi>
          </mrow>
        </mrow>
        <mo stretchy="false">)</mo>
      </mrow>
      <mi>,</mi>
      <mi/>
      <mrow>
        <mi>m</mi>
        <mo stretchy="false">=</mo>
        <mn>0</mn>
      </mrow>
      <mn>...</mn>
      <mi mathvariant="italic">Order.</mi>
    </mrow>
    <annotation encoding="StarMath 5.0">a[m] cdot sin(m cdot %pi cdot x), ~m = 0 ... Order.</annotation>
  </semantics>
</math>
</file>

<file path=Object 9/content.xml><?xml version="1.0" encoding="utf-8"?>
<math xmlns="http://www.w3.org/1998/Math/MathML">
  <semantics>
    <mrow>
      <mi>a</mi>
      <mrow>
        <mrow>
          <mrow>
            <mo stretchy="false">[</mo>
            <mrow>
              <mi>m</mi>
            </mrow>
            <mo stretchy="false">]</mo>
          </mrow>
          <mo stretchy="false">⋅</mo>
          <mrow>
            <mo stretchy="false">(</mo>
            <mrow>
              <mrow>
                <mn>1</mn>
                <mo stretchy="false">−</mo>
                <mi>x</mi>
              </mrow>
            </mrow>
            <mo stretchy="false">)</mo>
          </mrow>
        </mrow>
        <mo stretchy="false">⋅</mo>
        <msup>
          <mi>x</mi>
          <mi>m</mi>
        </msup>
      </mrow>
      <mi>,</mi>
      <mi/>
      <mrow>
        <mi>m</mi>
        <mo stretchy="false">=</mo>
        <mn>0</mn>
      </mrow>
      <mn>...</mn>
      <mi mathvariant="italic">Order.</mi>
    </mrow>
    <annotation encoding="StarMath 5.0">a[m] cdot (1- x) cdot x^m , ~m = 0 ... Order.</annotation>
  </semantics>
</math>
</file>